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Značkapozn.podčarou" style:family="text">
      <style:text-properties fo:font-weight="normal" style:font-weight-asian="normal" fo:font-size="9pt" style:font-size-asian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1/2022<text:bookmark-end text:name="Text14"/></text:p>
            <text:p text:style-name="Normální">KVOP-42905/2022<text:bookmark-end text:name="Text2"/></text:p>
            <text:p text:style-name="Normální"><text:bookmark-start text:name="Text6"/>04. 08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Ing. P<text:bookmark-end text:name="Text9"/>. D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Odkaz<text:s/>na zveřejněnou informaci podle § 6 odst. 1 zákona č. 106/1999 Sb., o svobodném přístupu k informacím, ve znění pozdějších předpisů</text:h>
      <text:p text:style-name="Základnítext">Vážený pane inženýre,</text:p>
      <text:p text:style-name="Základnítext">dne 2. 8. 2022 obdržela Kancelář veřejného ochránce práv Vaši žádost podle zákona č. 106/1999 Sb., o svobodném přístupu k informacím, ve znění pozdějších předpisů, ve které požadujete poskytnutí následujících informací:</text:p>
      <text:p text:style-name="Základnítext">1. Žádám o kopii Vaší žaloby proti územnímu rozhodnutí o umístění stavby „Šantovka Tower“.<text:s/></text:p>
      <text:p text:style-name="Základnítext">2. Žádám o kopii zamítnutí žaloby k bodu 1.<text:s/></text:p>
      <text:p text:style-name="Základnítext">3.<text:s/>Žádám o kopii Vaší kasační stížnosti k bodu 2.<text:s/></text:p>
      <text:p text:style-name="Základnítext">„Pokud žádost o poskytnutí informace směřuje k poskytnutí zveřejněné informace, může povinný subjekt co nejdříve, nejpozději však do sedmi dnů, místo poskytnutí informace sdělit žadateli údaje umožňující vyhledání a získání zveřejněné informace.“<text:span text:style-name="Značkapozn.podčarou"><text:note text:note-class="footnote" text:id="_ftn0"><text:note-citation>1</text:note-citation><text:note-body><text:p text:style-name="Textpozn.podčarou"><text:s/><text:span text:style-name="T18"><text:tab/></text:span>Ustanovení § 6 odst. 1 zákona o svobodném přístupu k informacím.</text:p></text:note-body></text:note></text:span></text:p>
      <text:p text:style-name="Základnítext">Požadovanou informaci najdete zveřejněnou na internetových stránkách veřejného ochránce práv (<text:a xlink:href="http://www.ochrance.cz" office:target-frame-name="_top" xlink:show="replace"><text:span text:style-name="Hypertextovýodkaz">www.ochrance.cz</text:span></text:a>), a to na následujících hypertextových odkazech:</text:p>
      <text:p text:style-name="Základnítext"><text:a xlink:href="https://www.ochrance.cz/uploads-import/ESO/ZVZ_Santovka_SZD-5-2020_001_001_Copy.pdf" office:target-frame-name="_top" xlink:show="replace"><text:span text:style-name="Hypertextovýodkaz">https://www.ochrance.cz/uploads-import/ESO/ZVZ_Santovka_SZD-5-2020_001_001_Copy.pdf</text:span></text:a><text:s/></text:p>
      <text:p text:style-name="Základnítext"><text:a xlink:href="https://www.ochrance.cz/aktualne/planovana_stavba_santovka_tower_v_olomouci_miri_k_nejvyssimu_spravnimu_soudu_ombudsman_podal_kasacni_stiznost/65a_18_2020_76.pdf" office:target-frame-name="_top" xlink:show="replace"><text:span text:style-name="Hypertextovýodkaz">https://www.ochrance.cz/aktualne/planovana_stavba_santovka_tower_v_olomouci_miri_k</text:span><text:span text:style-name="Hypertextovýodkaz">_nejvyssimu_spravnimu_soudu_ombudsman_podal_kasacni_stiznost/65a_18_2020_76.pdf</text:span></text:a></text:p>
      <text:p text:style-name="Základnítext"><text:a xlink:href="https://www.ochrance.cz/aktualne/planovana_stavba_santovka_tower_v_olomouci_miri_k_nejvyssimu_spravnimu_soudu_ombudsman_podal_kasacni_stiznost/santovka-szd_5-20_-_kasacni_stiznost_vop.pdf" office:target-frame-name="_top" xlink:show="replace"><text:span text:style-name="Hypertextovýodkaz">https://www.ochrance.cz/aktualne/planovana_stavba_santovka_tower_v_olomouci_miri_k_nejvyssimu_spravnimu_soudu_ombudsman_podal_kasacni_stiznost/santovka-szd_5-20_-_kasacni_stiznost_vop.pdf</text:span></text:a></text:p>
      <text:p text:style-name="Základnítext"/>
      <text:soft-page-break/>
      <text:p text:style-name="Základnítext">Dále je požadovaný dokument uvedený v bodu 1 žádosti dostupný též v Evidenci stanovisek ochrance (ESO) prostřednictvím následujícího hypertextového odkazu:<text:s/><text:a xlink:href="https://eso.ochrance.cz/Nalezene/Edit/7814" office:target-frame-name="_top" xlink:show="replace"><text:span text:style-name="Hypertextovýodkaz">https://eso.ochrance.cz/Nalezene/Edit/7814</text:span></text:a><text:s/>.</text:p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S9K4*</text:span></text:p>
        <text:p text:style-name="P12"><text:span text:style-name="T13">KVOPX00CS9K4</text:span>KVOPX00CS9K4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9-09T08:37:00Z</meta:creation-date>
    <dc:date>2022-09-09T08:38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53" meta:character-count="2435" meta:row-count="17" meta:non-whitespace-character-count="2086"/>
  </office:meta>
</office:document-meta>
</file>